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3b8f4" style:font-name-complex="Times New Roman"/>
    </style:style>
    <style:style style:name="P2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3b8f4" style:font-name-complex="Times New Roman"/>
    </style:style>
    <style:style style:name="P3" style:family="paragraph" style:parent-style-name="Standard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3b8f4" style:font-name-complex="Times New Roman"/>
    </style:style>
    <style:style style:name="P4" style:family="paragraph" style:parent-style-name="Standard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6a8a5" style:font-name-complex="Times New Roman"/>
    </style:style>
    <style:style style:name="P5" style:family="paragraph" style:parent-style-name="Standard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83b90" style:font-name-complex="Times New Roman"/>
    </style:style>
    <style:style style:name="P6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80" fo:language="en" fo:country="US" officeooo:paragraph-rsid="0013b8f4" style:font-name-complex="Times New Roman"/>
    </style:style>
    <style:style style:name="P7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color="#000080" fo:language="en" fo:country="US" officeooo:paragraph-rsid="0013b8f4" style:font-name-complex="Times New Roman"/>
    </style:style>
    <style:style style:name="P8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officeooo:paragraph-rsid="0013b8f4"/>
    </style:style>
    <style:style style:name="P9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language="en" fo:country="US" officeooo:paragraph-rsid="0013b8f4" style:font-name-complex="Times New Roman"/>
    </style:style>
    <style:style style:name="P10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fo:language="en" fo:country="GB" officeooo:paragraph-rsid="0013b8f4" style:font-name-complex="Times New Roman"/>
    </style:style>
    <style:style style:name="P11" style:family="paragraph" style:parent-style-name="Standard" style:list-style-name="WW8Num2">
      <style:paragraph-properties fo:margin-left="0.1972in" fo:margin-right="0in" fo:text-indent="-0.1839in" style:auto-text-indent="false">
        <style:tab-stops>
          <style:tab-stop style:position="0.1075in"/>
        </style:tab-stops>
      </style:paragraph-properties>
      <style:text-properties officeooo:paragraph-rsid="0013b8f4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83b90" style:font-name-complex="Times New Roman"/>
    </style:style>
    <style:style style:name="P13" style:family="paragraph" style:parent-style-name="Standard">
      <style:paragraph-properties fo:margin-left="0.4925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6a8a5" style:font-name-complex="Times New Roman"/>
    </style:style>
    <style:style style:name="P14" style:family="paragraph" style:parent-style-name="Standard">
      <style:paragraph-properties fo:margin-left="0.4925in" fo:margin-right="0in" fo:text-indent="-0.1839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83b90" style:font-name-complex="Times New Roman"/>
    </style:style>
    <style:style style:name="P15" style:family="paragraph" style:parent-style-name="Standard">
      <style:paragraph-properties fo:margin-left="0.4925in" fo:margin-right="0in" fo:text-indent="0in" style:auto-text-indent="false">
        <style:tab-stops>
          <style:tab-stop style:position="0.1075in"/>
        </style:tab-stops>
      </style:paragraph-properties>
      <style:text-properties fo:color="#000000" fo:language="en" fo:country="GB" officeooo:paragraph-rsid="00183b90" style:font-name-complex="Times New Roman"/>
    </style:style>
    <style:style style:name="T1" style:family="text">
      <style:text-properties fo:color="#000080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Times New Roman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name-complex="Times New Roman"/>
    </style:style>
    <style:style style:name="T6" style:family="text">
      <style:text-properties fo:color="#000000"/>
    </style:style>
    <style:style style:name="T7" style:family="text">
      <style:text-properties fo:color="#000000" fo:language="es" fo:country="ES" style:font-name-complex="Times New Roman"/>
    </style:style>
    <style:style style:name="T8" style:family="text">
      <style:text-properties fo:color="#000000" fo:language="en" fo:country="GB" style:font-name-complex="Times New Roman"/>
    </style:style>
    <style:style style:name="T9" style:family="text">
      <style:text-properties style:font-name-complex="Times New Roman"/>
    </style:style>
    <style:style style:name="T10" style:family="text">
      <style:text-properties officeooo:rsid="0016a8a5"/>
    </style:style>
    <style:style style:name="T11" style:family="text">
      <style:text-properties officeooo:rsid="00183b90"/>
    </style:style>
    <style:style style:name="T12" style:family="text">
      <style:text-properties fo:color="#ff0000" officeooo:rsid="00183b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8710413" text:style-name="WW8Num2">
        <text:list-item>
          <text:p text:style-name="P6">Breazeal, C (2003). Towards Socible Robots, Robotics and Autonomous Systems 42 (2003), 167-175. </text:p>
        </text:list-item>
        <text:list-item>
          <text:p text:style-name="P6">Duffy, B.R. (2001). Towards Social Intelligence in Autonomous Robotics: A Review, Robotics, Distance </text:p>
        </text:list-item>
        <text:list-item>
          <text:p text:style-name="P6">Duffy, B.R. (2002). Anthropomorphism and The Social Robot, Robot as Partner: An Exploration of Social </text:p>
        </text:list-item>
        <text:list-item>
          <text:p text:style-name="P9"><text:span text:style-name="T1">Duffy, B.R. (2004). Social Embodiment in Autonomous Mobile Robotics, International Journal of Advanced </text:span></text:p>
        </text:list-item>
        <text:list-item>
          <text:p text:style-name="P8">Fong. T ; Nourbakhsh. I &amp; Dautenhahn (2003). K, A survey of socially interactive robots, Robotics and Autonomous Systems 42 (2003), 143-16.</text:p>
        </text:list-item>
        <text:list-item>
          <text:p text:style-name="P8">Learning and Intelligent Communication Systems 2001 (RODLICS 2001), Malta, September 1-6, 2001.</text:p>
        </text:list-item>
        <text:list-item>
          <text:p text:style-name="P6">Trung Dung Ngo &amp; Henrik Schioler , (2006), Sociable Robots through Self-maintained Energy, International Journal of Advanced Robotic Systems, Vol. 3, No. 4, ISSN 1729-8806, pp. 313-322.</text:p>
        </text:list-item>
      </text:list>
      <text:p text:style-name="P3"/>
      <text:p text:style-name="P3"/>
      <text:p text:style-name="P3"/>
      <text:p text:style-name="P4"><text:span text:style-name="T10">Session 1D1 Cooperative Behaviors of Multiple Robots@)</text:span></text:p>
      <text:p text:style-name="P4"><text:span text:style-name="T10"><text:s text:c="18"/>(Organized by H . Asama and C. Laugier )</text:span></text:p>
      <text:p text:style-name="P13"><text:span text:style-name="T10"><text:s/>A Navigation Strategy for Cooperative Multiple Mobile Robots ......................................................</text:span></text:p>
      <text:p text:style-name="P13"><text:span text:style-name="T10"><text:s text:c="8"/>K. Singh and K. Fujimura (Ohio State Univ., USA)</text:span></text:p>
      <text:p text:style-name="P13"><text:span text:style-name="T10"><text:s/>Controlling Collective Tasks with An ALN ................................................................................</text:span></text:p>
      <text:p text:style-name="P13"><text:span text:style-name="T10"><text:s text:c="8"/>C. R. Kube , H. Zhang and X . Wang (Univ. o Alberta, C a d )</text:span></text:p>
      <text:p text:style-name="P14"><text:span text:style-name="T11">Development System for Multiple Robots ................................................</text:span></text:p>
      <text:p text:style-name="P14"><text:span text:style-name="T11">The Design of Software development system for multi robots <text:s text:c="43"/>1119</text:span></text:p>
      <text:p text:style-name="P14"><text:span text:style-name="T11"><text:s text:c="6"/>T. Fujita and H. Kimura (Tohoku Univ., Japan)</text:span></text:p>
      <text:p text:style-name="P14"><text:span text:style-name="T11">An Action Interpreter of a Robot Control Agent ........................................................................</text:span></text:p>
      <text:p text:style-name="P14"><text:span text:style-name="T11"><text:s text:c="6"/>N.Osato (AClT, Japan)</text:span></text:p>
      <text:p text:style-name="P14"><text:span text:style-name="T11">Towars a Real-Time Architecture to Control an Autonomous Vehicle in Multi-Vehicle Environment</text:span></text:p>
      <text:p text:style-name="P14"><text:span text:style-name="T11"><text:s/>oad</text:span></text:p>
      <text:p text:style-name="P14"><text:span text:style-name="T11"><text:s text:c="6"/>M . Hassoun and C. Laugier (INRIA, France)</text:span></text:p>
      <text:p text:style-name="P14"><text:span text:style-name="T11">LEMMING: A Learning System for Multi-Robot Environments ...................................................</text:span></text:p>
      <text:p text:style-name="P14"><text:span text:style-name="T11"><text:s text:c="6"/>T. O C , K. Hiraki and Y. Anzai (Keio Univ., Japan)</text:span></text:p>
      <text:p text:style-name="P14"><text:span text:style-name="T11"><text:s text:c="11"/>WO</text:span></text:p>
      <text:p text:style-name="P14"><text:span text:style-name="T11">Cooperative Route-Searching Behavior of Multi-Robot System Using Hello-Call Communication </text:span></text:p>
      <text:p text:style-name="P14"><text:span text:style-name="T11"><text:s text:c="7"/>S. Ichikawa , F. Hara and H. Hosokai (Science Univ. of Tokyo, Japan)</text:span></text:p>
      <text:p text:style-name="P14"><text:span text:style-name="T11">Distributed Sensing System with 3 0 M&amp;l-Based Agents ......................................................... 1157</text:span></text:p>
      <text:p text:style-name="P14"><text:span text:style-name="T11"><text:s text:c="7"/>S. Sakane , T. Sato , H. Okoshi and M. Kakikura (Electrotechnical Lab., Japan)</text:span></text:p>
      <text:p text:style-name="P14"><text:span text:style-name="T11">Synchronized Motion by Multiple Mobile Robots Using Communication ......................... <text:s text:c="4"/>1164</text:span></text:p>
      <text:p text:style-name="P14"><text:span text:style-name="T11"><text:s text:c="7"/>K. Ozaki, H . Asama , Y. Ishida A. Matsumoto , K. Yokota ,U . Kaetsu and I . Endo (Saitama Unb.; Japan)</text:span></text:p>
      <text:p text:style-name="P5"><text:span text:style-name="T10"><text:s text:c="52"/></text:span></text:p>
      <text:p text:style-name="P5"><text:span text:style-name="T10"/></text:p>
      <text:p text:style-name="P4"><text:span text:style-name="T10"><text:s/>Fault Tolerance of a Functionay Adaptive and Robust Manipulator ................................................</text:span></text:p>
      <text:p text:style-name="P4"><text:span text:style-name="T10"><text:s text:c="8"/>S. Kotosaka , H. Asama , H. Kaetsu , I. Endo , K. Sat0 ,</text:span></text:p>
      <text:p text:style-name="P4"><text:span text:style-name="T10"><text:s text:c="8"/>S.Okada and R. Nakayama (Saitama Univ., Japan)</text:span></text:p>
      <text:p text:style-name="P3"/>
      <text:p text:style-name="P4"><text:soft-page-break/><text:span text:style-name="T10">Session lE3 Self-organization and Swarm Intelligence(1)</text:span></text:p>
      <text:p text:style-name="P4"><text:span text:style-name="T10"><text:s text:c="18"/>(Organized by H . Asama and C . Laugier )</text:span></text:p>
      <text:p text:style-name="P13"><text:span text:style-name="T10"><text:s/>Gradient Driven Self-Organiing Systems .................................................................................</text:span></text:p>
      <text:p text:style-name="P13"><text:span text:style-name="T10"><text:s text:c="8"/>G. Sandini , G. Lucarini and M . Varoli (Univ. of Genova, Italy)</text:span></text:p>
      <text:p text:style-name="P13"><text:span text:style-name="T10"><text:s/>Stationary Waves in 2-Dimensional Cyclic Swarms .....................................................................</text:span></text:p>
      <text:p text:style-name="P13"><text:span text:style-name="T10"><text:s text:c="8"/>Q. Huang and G. Beni (Univ. of California Riverside, USA)</text:span></text:p>
      <text:p text:style-name="P13"><text:span text:style-name="T10"><text:s/>A Taxonomy for Swarm Robotics ..........................................................................................</text:span></text:p>
      <text:p text:style-name="P13"><text:span text:style-name="T10"><text:s text:c="8"/>G. Dudek , M . Jenkin , E. Milios ana' D. Wilkes (Univ. of McGill, Canada)</text:span></text:p>
      <text:p text:style-name="P13"><text:span text:style-name="T10"><text:s/>Coordinate Behavior in Evolutionary Multi-Agent-Robt System ...................................................</text:span></text:p>
      <text:p text:style-name="P13"><text:span text:style-name="T10"><text:s text:c="8"/>T. Shibata and T. Fukuda (Mechanical Engineering Lab., Japan)</text:span></text:p>
      <text:p text:style-name="P13"><text:span text:style-name="T10"><text:s/>A Relation between Resource Amount and System Performance of the Cellular Robotic .....................</text:span></text:p>
      <text:p text:style-name="P13"><text:span text:style-name="T10"><text:s/>System(CEB0T)</text:span></text:p>
      <text:p text:style-name="P13"><text:span text:style-name="T10"><text:s text:c="8"/>Y. Kawauchi , M . Inaba and T. Fukuda (Toyo Engineering Corp., Japan)</text:span></text:p>
      <text:p text:style-name="P13"><text:span text:style-name="T10"><text:s/>An Approach to Disassembly Problems in Robotics ..................................................................</text:span></text:p>
      <text:p text:style-name="P13"><text:span text:style-name="T10"><text:s text:c="8"/>P. Dario and M . Rucci (Scuola Superiore S . Anna, Italy</text:span></text:p>
      <text:p text:style-name="P13"><text:span text:style-name="T10"/></text:p>
      <text:p text:style-name="P12"><text:span text:style-name="T11">Incorporating Learning in Motion Planning Techniques ............................................................... 712</text:span></text:p>
      <text:p text:style-name="P12"><text:span text:style-name="T11"><text:s text:c="6"/>L. M. Gambardella and M . Haex (IDSIA, Switzerland)</text:span></text:p>
      <text:p text:style-name="P12"><text:span text:style-name="T11"/></text:p>
      <text:p text:style-name="P12"><text:span text:style-name="T11">Session 2A2 Model-Based Adaptive and Learning Control</text:span></text:p>
      <text:p text:style-name="P12"><text:span text:style-name="T11"><text:s text:c="18"/>(Organized by F. Miyazaki and R. Horowitz)</text:span></text:p>
      <text:p text:style-name="P15"><text:span text:style-name="T11"><text:s/>Exact Repetitive Control of Minimum Phase Linear Systems ......................................................... 737</text:span></text:p>
      <text:p text:style-name="P15"><text:span text:style-name="T11"><text:s text:c="8"/>P. Lucibello (Univ. di Roma, Italy)</text:span></text:p>
      <text:p text:style-name="P15"><text:span text:style-name="T11"><text:s/>Combined Adaptive Con&amp;olof Constrained Robot Manipulators ................................................... <text:s text:c="5"/>740</text:span></text:p>
      <text:p text:style-name="P15"><text:span text:style-name="T11"><text:s text:c="8"/>H. Yu , L. D.Seneviratne and S.W. E. Earles (King's College, London, UK)</text:span></text:p>
      <text:p text:style-name="P15"><text:span text:style-name="T11"><text:s/>Learning Control for Geomemcdly Constrained Robot Manipulators ............................................. <text:s text:c="6"/>746</text:span></text:p>
      <text:p text:style-name="P15"><text:span text:style-name="T11"><text:s text:c="8"/>T. Naniwa and S. Arimoto (Univ. of Tokyo, Japan)</text:span></text:p>
      <text:p text:style-name="P15"><text:span text:style-name="T11"><text:s/>Trends in NemAdaptive Control for Robot Manipulators ......................................................... <text:s text:c="4"/>754</text:span></text:p>
      <text:p text:style-name="P15"><text:span text:style-name="T11"><text:s text:c="8"/>A. Y. Zomaya (Univ. of WesternAustralia, Australia)</text:span></text:p>
      <text:p text:style-name="P15"><text:span text:style-name="T11"><text:s/>Asymptotic Convergence of Feedback Error Learning Method and Improvement of Learning Speed -..-.- <text:s text:c="17"/>761</text:span></text:p>
      <text:p text:style-name="P15"><text:span text:style-name="T11"><text:s text:c="8"/>F. Arai , L. Rong and T. Fukuda (Nagoya Univ., Japan)</text:span></text:p>
      <text:p text:style-name="P15"><text:span text:style-name="T11"><text:s/>A Repetitive Trials Based Robot Control and Fault Detection System ............................................. <text:s text:c="2"/>768</text:span></text:p>
      <text:p text:style-name="P15"><text:span text:style-name="T11"><text:s text:c="8"/>I. J: Rudar , I. On and A. Toth (Banki Donat Polytechnic, Hungary)</text:span></text:p>
      <text:p text:style-name="P15"><text:span text:style-name="T11"/></text:p>
      <text:p text:style-name="P12"><text:span text:style-name="T12">Session 3C2 Neuro-Fuzzy Learning and Control</text:span></text:p>
      <text:p text:style-name="P15"><text:span text:style-name="T11"><text:s/>An Initialization Method for Multilayer Neural Networks as Function Approximators ........................</text:span></text:p>
      <text:p text:style-name="P15"><text:span text:style-name="T11"><text:s text:c="9"/>J. Lee (Kum-Oh National Inst. o Tech., Korea)</text:span></text:p>
      <text:p text:style-name="P15"><text:span text:style-name="T11"><text:s text:c="41"/>f</text:span></text:p>
      <text:p text:style-name="P15"><text:span text:style-name="T11"><text:s/>Recognition System by Ne&amp; Network for Additional Learning ..................................................</text:span></text:p>
      <text:p text:style-name="P15"><text:span text:style-name="T11"><text:s text:c="9"/>S Shiotani , T. Fukuda and T. Shibata (Nagoya Univ., Japan)</text:span></text:p>
      <text:p text:style-name="P15"><text:span text:style-name="T11"><text:s text:c="10"/>.</text:span></text:p>
      <text:p text:style-name="P15"><text:soft-page-break/><text:span text:style-name="T11"><text:s/>Identifying Relational Error RecoveIyDn-Line Plans Utilizing Fuzzy Logic Techniques and Semantic</text:span></text:p>
      <text:p text:style-name="P15"><text:span text:style-name="T11"><text:s/>Networks</text:span></text:p>
      <text:p text:style-name="P15"><text:span text:style-name="T11"><text:s text:c="9"/>J J . Farah and R.B. Kelley (RensselaerPolytechnic Inst., USA)</text:span></text:p>
      <text:p text:style-name="P15"><text:span text:style-name="T11"><text:s/>Selective Attention Mechanisms in a Vision System Based on Neural Networks ..............................</text:span></text:p>
      <text:p text:style-name="P15"><text:span text:style-name="T11"><text:s text:c="9"/>M.Rucci and P. Dario (Scuola Superiore S. Anna, Italy)</text:span></text:p>
      <text:p text:style-name="P15"><text:span text:style-name="T11"><text:s/>A Discrimination System U i g Neural Network for EMG-Controlled Prostheses ........................... .</text:span></text:p>
      <text:p text:style-name="P15"><text:span text:style-name="T11"><text:s text:c="28"/>sn</text:span></text:p>
      <text:p text:style-name="P15"><text:span text:style-name="T11"><text:s text:c="2"/>- Integral Type of EMG Signal Processing -</text:span></text:p>
      <text:p text:style-name="P15"><text:span text:style-name="T11"><text:s text:c="9"/>K. Kuribayashi , S Shimizu , K. Okimura and T. Taniguchi ( Y m g u c h i Univ., Japan)</text:span></text:p>
      <text:p text:style-name="P15"><text:span text:style-name="T11"><text:s text:c="28"/>.</text:span></text:p>
      <text:p text:style-name="P15"><text:span text:style-name="T11"><text:s/>Learning Scheme for Recurrent Neural Network by Genetic Algorithm ..........................................</text:span></text:p>
      <text:p text:style-name="P15"><text:span text:style-name="T11"><text:s text:c="9"/>T. Fukuda , T. Kohno and T. Shibata (Nagoya Univ., Japan)</text:span></text:p>
      <text:p text:style-name="P15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063in" fo:text-indent="-0.25in" fo:margin-left="0.5063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63in" fo:text-indent="-0.25in" fo:margin-left="0.7563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0063in" fo:text-indent="-0.25in" fo:margin-left="1.0063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63in" fo:text-indent="-0.25in" fo:margin-left="1.2563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063in" fo:text-indent="-0.25in" fo:margin-left="1.5063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63in" fo:text-indent="-0.25in" fo:margin-left="1.7563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063in" fo:text-indent="-0.25in" fo:margin-left="2.0063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63in" fo:text-indent="-0.25in" fo:margin-left="2.2563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063in" fo:text-indent="-0.25in" fo:margin-left="2.506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ermo Delmas</meta:initial-creator>
    <meta:creation-date>2013-02-27T14:19:47</meta:creation-date>
    <meta:document-statistic meta:table-count="0" meta:image-count="0" meta:object-count="0" meta:page-count="3" meta:paragraph-count="84" meta:word-count="813" meta:character-count="6833"/>
    <dc:date>2013-02-27T16:20:20</dc:date>
    <dc:creator>Guillermo Delmas</dc:creator>
    <meta:editing-duration>PT00H14M28S</meta:editing-duration>
    <meta:editing-cycles>1</meta:editing-cycles>
    <meta:generator>OpenOffice.org/3.2$Linux OpenOffice.org_project/320m19$Build-9505</meta:generator>
  </office:meta>
</office:document-meta>
</file>